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mens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8" table:style-name="ce1">
            <text:p>0.98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56099999999999" table:style-name="ce1">
            <text:p>1.055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923699613068472" table:style-name="ce1">
            <text:p>1.092369961</text:p>
          </table:table-cell>
          <table:table-cell office:value-type="float" office:value="1.0455813429716453E-2" table:style-name="ce1">
            <text:p>0.01045581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983979051868149" table:style-name="ce1">
            <text:p>1.098397905</text:p>
          </table:table-cell>
          <table:table-cell office:value-type="float" office:value="2.1451995750471301E-3" table:style-name="ce1">
            <text:p>0.002145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49744170375908" table:style-name="ce1">
            <text:p>1.064974417</text:p>
          </table:table-cell>
          <table:table-cell office:value-type="float" office:value="-3.2493260154124716E-2" table:style-name="ce1">
            <text:p>-0.0324932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91573191553894" table:style-name="ce1">
            <text:p>1.069157319</text:p>
          </table:table-cell>
          <table:table-cell office:value-type="float" office:value="-3.3113981887723375E-2" table:style-name="ce1">
            <text:p>-0.03311398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52211634630355" table:style-name="ce1">
            <text:p>1.065221163</text:p>
          </table:table-cell>
          <table:table-cell office:value-type="float" office:value="-3.2928799104389603E-2" table:style-name="ce1">
            <text:p>-0.03292879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6510327917529" table:style-name="ce1">
            <text:p>1.066510328</text:p>
          </table:table-cell>
          <table:table-cell office:value-type="float" office:value="-3.2322135530385689E-2" table:style-name="ce1">
            <text:p>-0.03232213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57412718469566" table:style-name="ce1">
            <text:p>1.065741272</text:p>
          </table:table-cell>
          <table:table-cell office:value-type="float" office:value="-2.6472370162714941E-2" table:style-name="ce1">
            <text:p>-0.0264723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56527953141157" table:style-name="ce1">
            <text:p>1.065652795</text:p>
          </table:table-cell>
          <table:table-cell office:value-type="float" office:value="-2.9822218884773172E-2" table:style-name="ce1">
            <text:p>-0.02982221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80157418211456" table:style-name="ce1">
            <text:p>1.068015742</text:p>
          </table:table-cell>
          <table:table-cell office:value-type="float" office:value="-2.8276621478316041E-2" table:style-name="ce1">
            <text:p>-0.0282766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8565" table:style-name="ro2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8.4049993923483672" table:style-name="ce1">
            <text:p>8.404999392</text:p>
          </table:table-cell>
          <table:table-cell office:value-type="float" office:value="-43.075515947860495" table:style-name="ce1">
            <text:p>-43.07551595</text:p>
          </table:table-cell>
          <table:table-cell office:value-type="float" office:value="0" table:style-name="ce1">
            <text:p>0</text:p>
          </table:table-cell>
          <table:table-cell office:value-type="float" office:value="3.5520000000000003E-2" table:style-name="ce1">
            <text:p>0.03552</text:p>
          </table:table-cell>
          <table:table-cell office:value-type="float" office:value="3.11" table:style-name="ce1">
            <text:p>3.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6.2061633951687938" table:style-name="ce1">
            <text:p>6.206163395</text:p>
          </table:table-cell>
          <table:table-cell office:value-type="float" office:value="-44.994715560587146" table:style-name="ce1">
            <text:p>-44.99471556</text:p>
          </table:table-cell>
          <table:table-cell office:value-type="float" office:value="0" table:style-name="ce1">
            <text:p>0</text:p>
          </table:table-cell>
          <table:table-cell office:value-type="float" office:value="3.96E-3" table:style-name="ce1">
            <text:p>0.0039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3.621573810158818" table:style-name="ce1">
            <text:p>23.62157381</text:p>
          </table:table-cell>
          <table:table-cell office:value-type="float" office:value="-80.082867670744406" table:style-name="ce1">
            <text:p>-80.08286767</text:p>
          </table:table-cell>
          <table:table-cell office:value-type="float" office:value="0" table:style-name="ce1">
            <text:p>0</text:p>
          </table:table-cell>
          <table:table-cell office:value-type="float" office:value="1.1100000000000001E-3" table:style-name="ce1">
            <text:p>0.0011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6.2061633951687938" table:style-name="ce1">
            <text:p>6.206163395</text:p>
          </table:table-cell>
          <table:table-cell office:value-type="float" office:value="-44.994715560587146" table:style-name="ce1">
            <text:p>-44.99471556</text:p>
          </table:table-cell>
          <table:table-cell office:value-type="float" office:value="0" table:style-name="ce1">
            <text:p>0</text:p>
          </table:table-cell>
          <table:table-cell office:value-type="float" office:value="3.96E-3" table:style-name="ce1">
            <text:p>0.0039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2.417470414684981" table:style-name="ce1">
            <text:p>22.41747041</text:p>
          </table:table-cell>
          <table:table-cell office:value-type="float" office:value="-78.187877233653936" table:style-name="ce1">
            <text:p>-78.18787723</text:p>
          </table:table-cell>
          <table:table-cell office:value-type="float" office:value="0" table:style-name="ce1">
            <text:p>0</text:p>
          </table:table-cell>
          <table:table-cell office:value-type="float" office:value="1.1199999999999999E-3" table:style-name="ce1">
            <text:p>0.0011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2"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.5728028245089583" table:style-name="ce1">
            <text:p>3.572802825</text:p>
          </table:table-cell>
          <table:table-cell office:value-type="float" office:value="-12.504792972304623" table:style-name="ce1">
            <text:p>-12.50479297</text:p>
          </table:table-cell>
          <table:table-cell office:value-type="float" office:value="0" table:style-name="ce1">
            <text:p>0</text:p>
          </table:table-cell>
          <table:table-cell office:value-type="float" office:value="7.0099999999999997E-3" table:style-name="ce1">
            <text:p>0.0070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.8001400069775171" table:style-name="ce1">
            <text:p>2.800140007</text:p>
          </table:table-cell>
          <table:table-cell office:value-type="float" office:value="-14.000740807193026" table:style-name="ce1">
            <text:p>-14.00074081</text:p>
          </table:table-cell>
          <table:table-cell office:value-type="float" office:value="0" table:style-name="ce1">
            <text:p>0</text:p>
          </table:table-cell>
          <table:table-cell office:value-type="float" office:value="1.213E-2" table:style-name="ce1">
            <text:p>0.0121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.0410833551895049" table:style-name="ce1">
            <text:p>9.041083355</text:p>
          </table:table-cell>
          <table:table-cell office:value-type="float" office:value="-30.890396619070074" table:style-name="ce1">
            <text:p>-30.89039662</text:p>
          </table:table-cell>
          <table:table-cell office:value-type="float" office:value="0" table:style-name="ce1">
            <text:p>0</text:p>
          </table:table-cell>
          <table:table-cell office:value-type="float" office:value="2.8900000000000002E-3" table:style-name="ce1">
            <text:p>0.00289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2.8650078353855108" table:style-name="ce1">
            <text:p>2.865007835</text:p>
          </table:table-cell>
          <table:table-cell office:value-type="float" office:value="-9.7465996819746419" table:style-name="ce1">
            <text:p>-9.7465996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292368084117005" table:style-name="ce1">
            <text:p>12.2923680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.0410833551895049" table:style-name="ce1">
            <text:p>9.041083355</text:p>
          </table:table-cell>
          <table:table-cell office:value-type="float" office:value="-30.890396619070074" table:style-name="ce1">
            <text:p>-30.89039662</text:p>
          </table:table-cell>
          <table:table-cell office:value-type="float" office:value="0" table:style-name="ce1">
            <text:p>0</text:p>
          </table:table-cell>
          <table:table-cell office:value-type="float" office:value="2.8900000000000002E-3" table:style-name="ce1">
            <text:p>0.00289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9.3076521558604384" table:style-name="ce1">
            <text:p>9.307652156</text:p>
          </table:table-cell>
          <table:table-cell office:value-type="float" office:value="-46.53837340193158" table:style-name="ce1">
            <text:p>-46.5383734</text:p>
          </table:table-cell>
          <table:table-cell office:value-type="float" office:value="0" table:style-name="ce1">
            <text:p>0</text:p>
          </table:table-cell>
          <table:table-cell office:value-type="float" office:value="1.5100000000000001E-3" table:style-name="ce1">
            <text:p>0.00151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2.16E-3" table:style-name="ce1">
            <text:p>0.0021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4" table:style-name="ro1">
          <table:table-cell table:number-columns-repeated="16384"/>
        </table:table-row>
        <table:table-row table:number-rows-repeated="1048556" table:style-name="ro2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.31721880196101532" table:style-name="ce1">
            <text:p>0.317218802</text:p>
          </table:table-cell>
          <table:table-cell office:value-type="float" office:value="-24.547888362798922" table:style-name="ce1">
            <text:p>-24.54788836</text:p>
          </table:table-cell>
          <table:table-cell office:value-type="float" office:value="0" table:style-name="ce1">
            <text:p>0</text:p>
          </table:table-cell>
          <table:table-cell office:value-type="float" office:value="0.99" table:style-name="ce1">
            <text:p>0.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.32579409235389672" table:style-name="ce1">
            <text:p>0.325794092</text:p>
          </table:table-cell>
          <table:table-cell office:value-type="float" office:value="-24.507635773987261" table:style-name="ce1">
            <text:p>-24.50763577</text:p>
          </table:table-cell>
          <table:table-cell office:value-type="float" office:value="0" table:style-name="ce1">
            <text:p>0</text:p>
          </table:table-cell>
          <table:table-cell office:value-type="float" office:value="0.99" table:style-name="ce1">
            <text:p>0.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3616444017120623" table:style-name="ce1">
            <text:p>0.361644402</text:p>
          </table:table-cell>
          <table:table-cell office:value-type="float" office:value="-31.493993584360279" table:style-name="ce1">
            <text:p>-31.49399358</text:p>
          </table:table-cell>
          <table:table-cell office:value-type="float" office:value="0" table:style-name="ce1">
            <text:p>0</text:p>
          </table:table-cell>
          <table:table-cell office:value-type="float" office:value="0.94761904799999996" table:style-name="ce1">
            <text:p>0.9476190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.33559982498102015" table:style-name="ce1">
            <text:p>0.335599825</text:p>
          </table:table-cell>
          <table:table-cell office:value-type="float" office:value="-14.28176806210581" table:style-name="ce1">
            <text:p>-14.28176806</text:p>
          </table:table-cell>
          <table:table-cell office:value-type="float" office:value="0" table:style-name="ce1">
            <text:p>0</text:p>
          </table:table-cell>
          <table:table-cell office:value-type="float" office:value="1.02826087" table:style-name="ce1">
            <text:p>1.028260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.31197959398782604" table:style-name="ce1">
            <text:p>0.311979594</text:p>
          </table:table-cell>
          <table:table-cell office:value-type="float" office:value="-14.201122585172328" table:style-name="ce1">
            <text:p>-14.20112259</text:p>
          </table:table-cell>
          <table:table-cell office:value-type="float" office:value="0" table:style-name="ce1">
            <text:p>0</text:p>
          </table:table-cell>
          <table:table-cell office:value-type="float" office:value="1.02826087" table:style-name="ce1">
            <text:p>1.028260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70" table:style-name="ro2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7999999999999998E-4" table:style-name="ce1">
            <text:p>0.00018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556099999999999" table:style-name="ce1">
            <text:p>1.0556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11874999999999999" table:style-name="ce1">
            <text:p>0.11875</text:p>
          </table:table-cell>
          <table:table-cell office:value-type="float" office:value="1.5520000000000001E-2" table:style-name="ce1">
            <text:p>0.01552</text:p>
          </table:table-cell>
          <table:table-cell office:value-type="float" office:value="0.19" table:style-name="ce1">
            <text:p>0.19</text:p>
          </table:table-cell>
          <table:table-cell office:value-type="float" office:value="-0.34399999999999997" table:style-name="ce1">
            <text:p>-0.344</text:p>
          </table:table-cell>
          <table:table-cell office:value-type="float" office:value="1.06839" table:style-name="ce1">
            <text:p>1.06839</text:p>
          </table:table-cell>
          <table:table-cell office:value-type="float" office:value="0.4" table:style-name="ce1">
            <text:p>0.4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54120000000000001" table:style-name="ce1">
            <text:p>0.5412</text:p>
          </table:table-cell>
          <table:table-cell office:value-type="float" office:value="7.0739999999999997E-2" table:style-name="ce1">
            <text:p>0.07074</text:p>
          </table:table-cell>
          <table:table-cell office:value-type="float" office:value="0.79" table:style-name="ce1">
            <text:p>0.79</text:p>
          </table:table-cell>
          <table:table-cell office:value-type="float" office:value="-0.27" table:style-name="ce1">
            <text:p>-0.27</text:p>
          </table:table-cell>
          <table:table-cell office:value-type="float" office:value="1.06839" table:style-name="ce1">
            <text:p>1.06839</text:p>
          </table:table-cell>
          <table:table-cell office:value-type="float" office:value="0.72" table:style-name="ce1">
            <text:p>0.72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1881999999999999" table:style-name="ce1">
            <text:p>0.31882</text:p>
          </table:table-cell>
          <table:table-cell office:value-type="float" office:value="4.1680000000000002E-2" table:style-name="ce1">
            <text:p>0.04168</text:p>
          </table:table-cell>
          <table:table-cell office:value-type="float" office:value="0.5" table:style-name="ce1">
            <text:p>0.5</text:p>
          </table:table-cell>
          <table:table-cell office:value-type="float" office:value="-0.1" table:style-name="ce1">
            <text:p>-0.1</text:p>
          </table:table-cell>
          <table:table-cell office:value-type="float" office:value="1.06839" table:style-name="ce1">
            <text:p>1.06839</text:p>
          </table:table-cell>
          <table:table-cell office:value-type="float" office:value="0.78" table:style-name="ce1">
            <text:p>0.78</text:p>
          </table:table-cell>
          <table:table-cell office:value-type="float" office:value="0.16" table:style-name="ce1">
            <text:p>0.16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71" table:style-name="ro2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4" table:style-name="ce1">
            <text:p>1.4</text:p>
          </table:table-cell>
          <table:table-cell office:value-type="float" office:value="0.52300000000000002" table:style-name="ce1">
            <text:p>0.5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3.2000000000000001E-2" table:style-name="ce1">
            <text:p>-0.032</text:p>
          </table:table-cell>
          <table:table-cell office:value-type="float" office:value="0.187" table:style-name="ce1">
            <text:p>0.1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53900000000000003" table:style-name="ce1">
            <text:p>0.539</text:p>
          </table:table-cell>
          <table:table-cell office:value-type="float" office:value="9.7000000000000003E-2" table:style-name="ce1">
            <text:p>0.0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-0.14799999999999999" table:style-name="ce1">
            <text:p>-0.1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59599999999999997" table:style-name="ce1">
            <text:p>0.596</text:p>
          </table:table-cell>
          <table:table-cell office:value-type="float" office:value="0.12" table:style-name="ce1">
            <text:p>0.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22" table:style-name="ce1">
            <text:p>0.222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51400000000000001" table:style-name="ce1">
            <text:p>0.514</text:p>
          </table:table-cell>
          <table:table-cell office:value-type="float" office:value="4.7E-2" table:style-name="ce1">
            <text:p>0.0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04" table:style-name="ce1">
            <text:p>0.04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2300000000000001" table:style-name="ce1">
            <text:p>0.323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8565" table:style-name="ro2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t6</text:p>
          </table:table-cell>
          <table:table-cell office:value-type="string" table:style-name="ce1">
            <text:p>t7</text:p>
          </table:table-cell>
          <table:table-cell office:value-type="string" table:style-name="ce1">
            <text:p>t8</text:p>
          </table:table-cell>
          <table:table-cell office:value-type="string" table:style-name="ce1">
            <text:p>t9</text:p>
          </table:table-cell>
          <table:table-cell office:value-type="string" table:style-name="ce1">
            <text:p>t10</text:p>
          </table:table-cell>
          <table:table-cell office:value-type="string" table:style-name="ce1">
            <text:p>t11</text:p>
          </table:table-cell>
          <table:table-cell office:value-type="string" table:style-name="ce1">
            <text:p>t12</text:p>
          </table:table-cell>
          <table:table-cell office:value-type="string" table:style-name="ce1">
            <text:p>t13</text:p>
          </table:table-cell>
          <table:table-cell office:value-type="string" table:style-name="ce1">
            <text:p>t14</text:p>
          </table:table-cell>
          <table:table-cell office:value-type="string" table:style-name="ce1">
            <text:p>t15</text:p>
          </table:table-cell>
          <table:table-cell office:value-type="string" table:style-name="ce1">
            <text:p>t16</text:p>
          </table:table-cell>
          <table:table-cell office:value-type="string" table:style-name="ce1">
            <text:p>t17</text:p>
          </table:table-cell>
          <table:table-cell office:value-type="string" table:style-name="ce1">
            <text:p>t18</text:p>
          </table:table-cell>
          <table:table-cell office:value-type="string" table:style-name="ce1">
            <text:p>t19</text:p>
          </table:table-cell>
          <table:table-cell office:value-type="string" table:style-name="ce1">
            <text:p>t20</text:p>
          </table:table-cell>
          <table:table-cell office:value-type="string" table:style-name="ce1">
            <text:p>t21</text:p>
          </table:table-cell>
          <table:table-cell office:value-type="string" table:style-name="ce1">
            <text:p>t22</text:p>
          </table:table-cell>
          <table:table-cell office:value-type="string" table:style-name="ce1">
            <text:p>t23</text:p>
          </table:table-cell>
          <table:table-cell office:value-type="string" table:style-name="ce1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table:number-columns-repeated="16359"/>
        </table:table-row>
        <table:table-row table:number-rows-repeated="1048565" table:style-name="ro2">
          <table:table-cell table:number-columns-repeated="16384"/>
        </table:table-row>
      </table:table>
      <table:table table:name="Q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t6</text:p>
          </table:table-cell>
          <table:table-cell office:value-type="string" table:style-name="ce1">
            <text:p>t7</text:p>
          </table:table-cell>
          <table:table-cell office:value-type="string" table:style-name="ce1">
            <text:p>t8</text:p>
          </table:table-cell>
          <table:table-cell office:value-type="string" table:style-name="ce1">
            <text:p>t9</text:p>
          </table:table-cell>
          <table:table-cell office:value-type="string" table:style-name="ce1">
            <text:p>t10</text:p>
          </table:table-cell>
          <table:table-cell office:value-type="string" table:style-name="ce1">
            <text:p>t11</text:p>
          </table:table-cell>
          <table:table-cell office:value-type="string" table:style-name="ce1">
            <text:p>t12</text:p>
          </table:table-cell>
          <table:table-cell office:value-type="string" table:style-name="ce1">
            <text:p>t13</text:p>
          </table:table-cell>
          <table:table-cell office:value-type="string" table:style-name="ce1">
            <text:p>t14</text:p>
          </table:table-cell>
          <table:table-cell office:value-type="string" table:style-name="ce1">
            <text:p>t15</text:p>
          </table:table-cell>
          <table:table-cell office:value-type="string" table:style-name="ce1">
            <text:p>t16</text:p>
          </table:table-cell>
          <table:table-cell office:value-type="string" table:style-name="ce1">
            <text:p>t17</text:p>
          </table:table-cell>
          <table:table-cell office:value-type="string" table:style-name="ce1">
            <text:p>t18</text:p>
          </table:table-cell>
          <table:table-cell office:value-type="string" table:style-name="ce1">
            <text:p>t19</text:p>
          </table:table-cell>
          <table:table-cell office:value-type="string" table:style-name="ce1">
            <text:p>t20</text:p>
          </table:table-cell>
          <table:table-cell office:value-type="string" table:style-name="ce1">
            <text:p>t21</text:p>
          </table:table-cell>
          <table:table-cell office:value-type="string" table:style-name="ce1">
            <text:p>t22</text:p>
          </table:table-cell>
          <table:table-cell office:value-type="string" table:style-name="ce1">
            <text:p>t23</text:p>
          </table:table-cell>
          <table:table-cell office:value-type="string" table:style-name="ce1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table:number-columns-repeated="16359"/>
        </table:table-row>
        <table:table-row table:number-rows-repeated="1048565" table:style-name="ro2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2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nt</text:p>
          </table:table-cell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1048561" table:style-name="ro2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number-rows-repeated="1048575" table:style-name="ro2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Buses.A6:Buses.I11">
          <table:sort>
            <table:sort-by table:field-number="0"/>
          </table:sort>
        </table:database-range>
        <table:database-range table:target-range-address="Lines.A5:Lines.I20">
          <table:sort>
            <table:sort-by table:field-number="0"/>
          </table:sort>
        </table:database-range>
        <table:database-range table:target-range-address="Loads.A6:Loads.I11">
          <table:sort>
            <table:sort-by table:field-number="0"/>
          </table:sort>
        </table:database-range>
        <table:database-range table:target-range-address="P_Profiles_Load.A6:P_Profiles_Load.C11">
          <table:sort>
            <table:sort-by table:field-number="0"/>
          </table:sort>
        </table:database-range>
        <table:database-range table:target-range-address="Q_Profiles_Load.A6:Q_Profiles_Load.C11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dc:creator>Wangwei Kong</dc:creator>
    <meta:creation-date>2022-03-28T20:04:17Z</meta:creation-date>
    <dc:date>2022-08-12T14:21:22Z</dc:date>
    <meta:editing-cycles>59</meta:editing-cycles>
  </office:meta>
</office:document-meta>
</file>